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BASELINE</text:p>
          </table:table-cell>
          <table:table-cell table:number-columns-repeated="4"/>
          <table:table-cell office:value-type="string" calcext:value-type="string">
            <text:p>USE</text:p>
          </table:table-cell>
          <table:table-cell table:number-columns-repeated="4"/>
        </table:table-row>
        <table:table-row table:style-name="ro1">
          <table:table-cell office:value-type="float" office:value="188.28" calcext:value-type="float">
            <text:p>188.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ount of obvervations</text:p>
          </table:table-cell>
          <table:table-cell table:formula="of:=COUNT([.A2:.A11])" office:value-type="float" office:value="10" calcext:value-type="float">
            <text:p>10</text:p>
          </table:table-cell>
          <table:table-cell table:formula="of:=COUNT([.B2:.B11])" office:value-type="float" office:value="10" calcext:value-type="float">
            <text:p>10</text:p>
          </table:table-cell>
          <table:table-cell office:value-type="float" office:value="168.56" calcext:value-type="float">
            <text:p>168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 of obvervations</text:p>
          </table:table-cell>
          <table:table-cell table:formula="of:=COUNT([.F2:.F11])" office:value-type="float" office:value="10" calcext:value-type="float">
            <text:p>10</text:p>
          </table:table-cell>
          <table:table-cell table:formula="of:=COUNT([.G2:.G1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.08" calcext:value-type="float">
            <text:p>183.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ample mean</text:p>
          </table:table-cell>
          <table:table-cell table:formula="of:=AVERAGE([.A2:.A11])" office:value-type="float" office:value="185.546" calcext:value-type="float">
            <text:p>185.546</text:p>
          </table:table-cell>
          <table:table-cell table:formula="of:=AVERAGE([.B2:.B11])" office:value-type="float" office:value="134.7" calcext:value-type="float">
            <text:p>134.7</text:p>
          </table:table-cell>
          <table:table-cell office:value-type="float" office:value="168.57" calcext:value-type="float">
            <text:p>168.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ple mean</text:p>
          </table:table-cell>
          <table:table-cell table:formula="of:=AVERAGE([.F2:.F11])" office:value-type="float" office:value="169.155" calcext:value-type="float">
            <text:p>169.155</text:p>
          </table:table-cell>
          <table:table-cell table:formula="of:=AVERAGE([.G2:.G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94" calcext:value-type="float">
            <text:p>182.9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ample variance</text:p>
          </table:table-cell>
          <table:table-cell table:formula="of:=VAR([.A3:.A11])" office:value-type="float" office:value="1.98454444444443" calcext:value-type="float">
            <text:p>1.9845444444</text:p>
          </table:table-cell>
          <table:table-cell table:formula="of:=VAR([.B3:.B11])" office:value-type="float" office:value="11.7777777777778" calcext:value-type="float">
            <text:p>11.7777777778</text:p>
          </table:table-cell>
          <table:table-cell office:value-type="float" office:value="169.94" calcext:value-type="float">
            <text:p>169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ple variance</text:p>
          </table:table-cell>
          <table:table-cell table:formula="of:=VAR([.F3:.F11])" office:value-type="float" office:value="0.296611111111111" calcext:value-type="float">
            <text:p>0.2966111111</text:p>
          </table:table-cell>
          <table:table-cell table:formula="of:=VAR([.G3:.G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04" calcext:value-type="float">
            <text:p>187.0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stimate of std. Error</text:p>
          </table:table-cell>
          <table:table-cell table:formula="of:=SQRT([.D4]/[.D2])" office:value-type="float" office:value="0.445482260527222" calcext:value-type="float">
            <text:p>0.4454822605</text:p>
          </table:table-cell>
          <table:table-cell table:formula="of:=SQRT([.E4]/[.E2])" office:value-type="float" office:value="1.08525470640665" calcext:value-type="float">
            <text:p>1.0852547064</text:p>
          </table:table-cell>
          <table:table-cell office:value-type="float" office:value="169.61" calcext:value-type="float">
            <text:p>169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imate of std. Error</text:p>
          </table:table-cell>
          <table:table-cell table:formula="of:=SQRT([.I4]/[.I2])" office:value-type="float" office:value="0.172224014327593" calcext:value-type="float">
            <text:p>0.1722240143</text:p>
          </table:table-cell>
          <table:table-cell table:formula="of:=SQRT([.J4]/[.J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67" calcext:value-type="float">
            <text:p>185.6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egrees of freedom</text:p>
          </table:table-cell>
          <table:table-cell table:formula="of:=[.D2]-1" office:value-type="float" office:value="9" calcext:value-type="float">
            <text:p>9</text:p>
          </table:table-cell>
          <table:table-cell table:formula="of:=[.E2]-1" office:value-type="float" office:value="9" calcext:value-type="float">
            <text:p>9</text:p>
          </table:table-cell>
          <table:table-cell office:value-type="float" office:value="169.01" calcext:value-type="float">
            <text:p>169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 of freedom</text:p>
          </table:table-cell>
          <table:table-cell table:formula="of:=[.I2]-1" office:value-type="float" office:value="9" calcext:value-type="float">
            <text:p>9</text:p>
          </table:table-cell>
          <table:table-cell table:formula="of:=[.J2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5.21" calcext:value-type="float">
            <text:p>185.2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 value</text:p>
          </table:table-cell>
          <table:table-cell table:formula="of:=TINV(0.05;[.D6])" office:value-type="float" office:value="2.26215716279821" calcext:value-type="float">
            <text:p>2.2621571628</text:p>
          </table:table-cell>
          <table:table-cell table:formula="of:=TINV(0.05;[.E6])" office:value-type="float" office:value="2.26215716279821" calcext:value-type="float">
            <text:p>2.2621571628</text:p>
          </table:table-cell>
          <table:table-cell office:value-type="float" office:value="168.52" calcext:value-type="float">
            <text:p>168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 value</text:p>
          </table:table-cell>
          <table:table-cell table:formula="of:=TINV(0.05;[.I6])" office:value-type="float" office:value="2.26215716279821" calcext:value-type="float">
            <text:p>2.2621571628</text:p>
          </table:table-cell>
          <table:table-cell table:formula="of:=TINV(0.05;[.J6])" office:value-type="float" office:value="2.26215716279821" calcext:value-type="float">
            <text:p>2.2621571628</text:p>
          </table:table-cell>
        </table:table-row>
        <table:table-row table:style-name="ro1">
          <table:table-cell office:value-type="float" office:value="186.19" calcext:value-type="float">
            <text:p>186.1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rgin of error</text:p>
          </table:table-cell>
          <table:table-cell table:formula="of:=([.D7]*[.D5])" office:value-type="float" office:value="1.00775088655119" calcext:value-type="float">
            <text:p>1.0077508866</text:p>
          </table:table-cell>
          <table:table-cell table:formula="of:=([.E7]*[.E5])" office:value-type="float" office:value="2.45501670755826" calcext:value-type="float">
            <text:p>2.4550167076</text:p>
          </table:table-cell>
          <table:table-cell office:value-type="float" office:value="169.71" calcext:value-type="float">
            <text:p>169.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in of error</text:p>
          </table:table-cell>
          <table:table-cell table:formula="of:=([.I7]*[.I5])" office:value-type="float" office:value="0.389597787617026" calcext:value-type="float">
            <text:p>0.3895977876</text:p>
          </table:table-cell>
          <table:table-cell table:formula="of:=([.J7]*[.J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rgin of error %</text:p>
          </table:table-cell>
          <table:table-cell table:style-name="ce2" table:formula="of:=[.D8]/[.D3]" office:value-type="percentage" office:value="0.00543127249604513" calcext:value-type="percentage">
            <text:p>0.54%</text:p>
          </table:table-cell>
          <table:table-cell table:style-name="ce2" table:formula="of:=[.E8]/[.E3]" office:value-type="percentage" office:value="0.018225810746535" calcext:value-type="percentage">
            <text:p>1.82%</text:p>
          </table:table-cell>
          <table:table-cell office:value-type="float" office:value="168.83" calcext:value-type="float">
            <text:p>168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in of error %</text:p>
          </table:table-cell>
          <table:table-cell table:style-name="ce2" table:formula="of:=[.I8]/[.I3]" office:value-type="percentage" office:value="0.00230319995044206" calcext:value-type="percentage">
            <text:p>0.23%</text:p>
          </table:table-cell>
          <table:table-cell table:style-name="ce2" table:formula="of:=[.J8]/[.J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5.24" calcext:value-type="float">
            <text:p>185.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ower limit</text:p>
          </table:table-cell>
          <table:table-cell table:formula="of:=[.D3]-[.D8]" office:value-type="float" office:value="184.538249113449" calcext:value-type="float">
            <text:p>184.5382491134</text:p>
          </table:table-cell>
          <table:table-cell table:formula="of:=[.E3]-[.E8]" office:value-type="float" office:value="132.244983292442" calcext:value-type="float">
            <text:p>132.2449832924</text:p>
          </table:table-cell>
          <table:table-cell office:value-type="float" office:value="169.02" calcext:value-type="float">
            <text:p>169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er limit</text:p>
          </table:table-cell>
          <table:table-cell table:formula="of:=[.I3]-[.I8]" office:value-type="float" office:value="168.765402212383" calcext:value-type="float">
            <text:p>168.7654022124</text:p>
          </table:table-cell>
          <table:table-cell table:formula="of:=[.J3]-[.J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31" calcext:value-type="float">
            <text:p>185.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Upper limit</text:p>
          </table:table-cell>
          <table:table-cell table:formula="of:=[.D3]+[.D8]" office:value-type="float" office:value="186.553750886551" calcext:value-type="float">
            <text:p>186.5537508866</text:p>
          </table:table-cell>
          <table:table-cell table:formula="of:=[.E3]+[.E8]" office:value-type="float" office:value="137.155016707558" calcext:value-type="float">
            <text:p>137.1550167076</text:p>
          </table:table-cell>
          <table:table-cell office:value-type="float" office:value="169.78" calcext:value-type="float">
            <text:p>169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per limit</text:p>
          </table:table-cell>
          <table:table-cell table:formula="of:=[.I3]+[.I8]" office:value-type="float" office:value="169.544597787617" calcext:value-type="float">
            <text:p>169.5445977876</text:p>
          </table:table-cell>
          <table:table-cell table:formula="of:=[.J3]+[.J8]" office:value-type="float" office:value="0" calcext:value-type="float">
            <text:p>0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ce2"/>
          <table:table-cell/>
        </table:table-row>
        <table:table-row table:style-name="ro1" table:number-rows-repeated="1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2:12:46.926138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13T12:46:58.258714915</dc:date>
    <meta:editing-duration>PT56M13S</meta:editing-duration>
    <meta:editing-cycles>4</meta:editing-cycles>
    <meta:generator>LibreOffice/4.4.4.3$Linux_X86_64 LibreOffice_project/40m0$Build-3</meta:generator>
    <meta:document-statistic meta:table-count="1" meta:cell-count="102" meta:object-count="0"/>
  </office:meta>
</office:document-meta>
</file>